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st ML-Adapt Configurations" table:style-name="ta1">
        <table:table-column table:style-name="co1" table:default-cell-style-name="ce7"/>
        <table:table-column table:style-name="co2" table:number-columns-repeated="5" table:default-cell-style-name="ce6"/>
        <table:table-row table:style-name="ro1">
          <table:table-cell table:style-name="ce5" office:value-type="string" calcext:value-type="string" table:number-columns-spanned="1" table:number-rows-spanned="2">
            <text:p>Configuration</text:p>
          </table:table-cell>
          <table:table-cell table:style-name="ce5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7"/>
        </table:table-row>
        <table:table-row table:style-name="ro1">
          <table:covered-table-cell table:style-name="ce6"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L-Adapt</text:p>
          </table:table-cell>
          <table:table-cell office:value-type="float" office:value="700.797" calcext:value-type="float">
            <text:p>700.797</text:p>
          </table:table-cell>
          <table:table-cell office:value-type="float" office:value="714.3" calcext:value-type="float">
            <text:p>714.3</text:p>
          </table:table-cell>
          <table:table-cell office:value-type="float" office:value="581.75" calcext:value-type="float">
            <text:p>581.75</text:p>
          </table:table-cell>
          <table:table-cell office:value-type="float" office:value="715.403" calcext:value-type="float">
            <text:p>715.403</text:p>
          </table:table-cell>
          <table:table-cell office:value-type="float" office:value="763.784" calcext:value-type="float">
            <text:p>763.784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678.259" calcext:value-type="float">
            <text:p>678.259</text:p>
          </table:table-cell>
          <table:table-cell office:value-type="float" office:value="605.471" calcext:value-type="float">
            <text:p>605.471</text:p>
          </table:table-cell>
          <table:table-cell office:value-type="float" office:value="591.43" calcext:value-type="float">
            <text:p>591.43</text:p>
          </table:table-cell>
          <table:table-cell office:value-type="float" office:value="522.151" calcext:value-type="float">
            <text:p>522.151</text:p>
          </table:table-cell>
          <table:table-cell office:value-type="float" office:value="598.077" calcext:value-type="float">
            <text:p>598.0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472.878" calcext:value-type="float">
            <text:p>472.878</text:p>
          </table:table-cell>
          <table:table-cell office:value-type="float" office:value="425.589" calcext:value-type="float">
            <text:p>425.589</text:p>
          </table:table-cell>
          <table:table-cell office:value-type="float" office:value="481.317" calcext:value-type="float">
            <text:p>481.317</text:p>
          </table:table-cell>
          <table:table-cell office:value-type="float" office:value="424.006" calcext:value-type="float">
            <text:p>424.006</text:p>
          </table:table-cell>
          <table:table-cell office:value-type="float" office:value="499.105" calcext:value-type="float">
            <text:p>499.105</text:p>
          </table:table-cell>
        </table:table-row>
        <table:table-row table:style-name="ro1">
          <table:table-cell/>
          <table:table-cell table:style-name="Default" table:number-columns-repeated="5"/>
        </table:table-row>
      </table:table>
      <table:table table:name="Worst ML-Adapt Configurations" table:style-name="ta1">
        <table:table-column table:style-name="co1" table:default-cell-style-name="ce7"/>
        <table:table-column table:style-name="co2" table:number-columns-repeated="5" table:default-cell-style-name="ce6"/>
        <table:table-row table:style-name="ro1">
          <table:table-cell table:style-name="ce5" office:value-type="string" calcext:value-type="string" table:number-columns-spanned="1" table:number-rows-spanned="2">
            <text:p>Configuration</text:p>
          </table:table-cell>
          <table:table-cell table:style-name="ce5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7"/>
        </table:table-row>
        <table:table-row table:style-name="ro1">
          <table:covered-table-cell table:style-name="ce6"/>
          <table:table-cell table:style-name="ce7" office:value-type="string" calcext:value-type="string">
            <text:p>R1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L-Adapt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467.69" calcext:value-type="float">
            <text:p>467.69</text:p>
          </table:table-cell>
          <table:table-cell office:value-type="float" office:value="538.607" calcext:value-type="float">
            <text:p>538.607</text:p>
          </table:table-cell>
          <table:table-cell office:value-type="float" office:value="615.01" calcext:value-type="float">
            <text:p>615.01</text:p>
          </table:table-cell>
          <table:table-cell office:value-type="float" office:value="541.751" calcext:value-type="float">
            <text:p>541.751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678.259" calcext:value-type="float">
            <text:p>678.259</text:p>
          </table:table-cell>
          <table:table-cell office:value-type="float" office:value="605.471" calcext:value-type="float">
            <text:p>605.471</text:p>
          </table:table-cell>
          <table:table-cell office:value-type="float" office:value="591.43" calcext:value-type="float">
            <text:p>591.43</text:p>
          </table:table-cell>
          <table:table-cell office:value-type="float" office:value="522.151" calcext:value-type="float">
            <text:p>522.151</text:p>
          </table:table-cell>
          <table:table-cell office:value-type="float" office:value="598.077" calcext:value-type="float">
            <text:p>598.07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472.878" calcext:value-type="float">
            <text:p>472.878</text:p>
          </table:table-cell>
          <table:table-cell office:value-type="float" office:value="425.589" calcext:value-type="float">
            <text:p>425.589</text:p>
          </table:table-cell>
          <table:table-cell office:value-type="float" office:value="481.317" calcext:value-type="float">
            <text:p>481.317</text:p>
          </table:table-cell>
          <table:table-cell office:value-type="float" office:value="424.006" calcext:value-type="float">
            <text:p>424.006</text:p>
          </table:table-cell>
          <table:table-cell office:value-type="float" office:value="499.105" calcext:value-type="float">
            <text:p>499.105</text:p>
          </table:table-cell>
        </table:table-row>
        <table:table-row table:style-name="ro1"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09:24.283522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3:57:57.174043962</meta:creation-date>
    <dc:date>2020-06-10T14:08:38.221012428</dc:date>
    <meta:editing-duration>PT10M41S</meta:editing-duration>
    <meta:editing-cycles>3</meta:editing-cycles>
    <meta:generator>LibreOffice/6.0.7.3$Linux_X86_64 LibreOffice_project/00m0$Build-3</meta:generator>
    <meta:document-statistic meta:table-count="2" meta:cell-count="50" meta:object-count="0"/>
  </office:meta>
</office:document-meta>
</file>